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>mi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0"/>
          <table:table-cell table:formula="of:=MIN([.$B3])" office:value-type="float"/>
          <table:table-cell table:formula="of:=MEDIAN([.$B3])" office:value-type="float"/>
          <table:table-cell table:formula="of:=MAX([.$B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0"/>
          <table:table-cell table:formula="of:=MIN([.$B4])" office:value-type="float"/>
          <table:table-cell table:formula="of:=MEDIAN([.$B4])" office:value-type="float"/>
          <table:table-cell table:formula="of:=MAX([.$B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0"/>
          <table:table-cell table:formula="of:=MIN([.$B5])" office:value-type="float"/>
          <table:table-cell table:formula="of:=MEDIAN([.$B5])" office:value-type="float"/>
          <table:table-cell table:formula="of:=MAX([.$B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0"/>
          <table:table-cell table:formula="of:=MIN([.$B6])" office:value-type="float"/>
          <table:table-cell table:formula="of:=MEDIAN([.$B6])" office:value-type="float"/>
          <table:table-cell table:formula="of:=MAX([.$B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0"/>
          <table:table-cell table:formula="of:=MIN([.$B7])" office:value-type="float"/>
          <table:table-cell table:formula="of:=MEDIAN([.$B7])" office:value-type="float"/>
          <table:table-cell table:formula="of:=MAX([.$B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1.0"/>
          <table:table-cell table:formula="of:=MIN([.$B8])" office:value-type="float"/>
          <table:table-cell table:formula="of:=MEDIAN([.$B8])" office:value-type="float"/>
          <table:table-cell table:formula="of:=MAX([.$B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0"/>
          <table:table-cell table:formula="of:=MIN([.$B9])" office:value-type="float"/>
          <table:table-cell table:formula="of:=MEDIAN([.$B9])" office:value-type="float"/>
          <table:table-cell table:formula="of:=MAX([.$B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"/>
          <table:table-cell table:formula="of:=MIN([.$B10])" office:value-type="float"/>
          <table:table-cell table:formula="of:=MEDIAN([.$B10])" office:value-type="float"/>
          <table:table-cell table:formula="of:=MAX([.$B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0"/>
          <table:table-cell table:formula="of:=MIN([.$B11])" office:value-type="float"/>
          <table:table-cell table:formula="of:=MEDIAN([.$B11])" office:value-type="float"/>
          <table:table-cell table:formula="of:=MAX([.$B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0"/>
          <table:table-cell table:formula="of:=MIN([.$B12])" office:value-type="float"/>
          <table:table-cell table:formula="of:=MEDIAN([.$B12])" office:value-type="float"/>
          <table:table-cell table:formula="of:=MAX([.$B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"/>
          <table:table-cell table:formula="of:=MIN([.$B13])" office:value-type="float"/>
          <table:table-cell table:formula="of:=MEDIAN([.$B13])" office:value-type="float"/>
          <table:table-cell table:formula="of:=MAX([.$B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C3:.$C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C3:.$C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D3:.$D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D3:.$D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E3:.$E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>mi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  <table:table-cell office:value-type="string">
            <text:p>model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MIN([.$B3])" office:value-type="float"/>
          <table:table-cell table:formula="of:=MEDIAN([.$B3])" office:value-type="float"/>
          <table:table-cell table:formula="of:=MAX([.$B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MIN([.$B4])" office:value-type="float"/>
          <table:table-cell table:formula="of:=MEDIAN([.$B4])" office:value-type="float"/>
          <table:table-cell table:formula="of:=MAX([.$B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MIN([.$B5])" office:value-type="float"/>
          <table:table-cell table:formula="of:=MEDIAN([.$B5])" office:value-type="float"/>
          <table:table-cell table:formula="of:=MAX([.$B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C3:.$C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C3:.$C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D3:.$D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D3:.$D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E3:.$E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